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0B00000324B42015D64956DCB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457cm" svg:height="15.953cm" svg:x="2.734cm" svg:y="6.861cm">
          <draw:image xlink:href="Pictures/100000000000030B00000324B42015D64956DCB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9:39.804285240</meta:creation-date>
    <dc:date>2018-02-09T11:30:04.210411904</dc:date>
    <meta:editing-duration>PT2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